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A000004387AC5B6980B7274D5.png" manifest:media-type="image/png"/>
  <manifest:file-entry manifest:full-path="Pictures/100002010000032A000004387D8CEFCBC5BA0D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22.666cm" draw:z-index="0"><draw:image xlink:href="Pictures/100002010000032A000004387D8CEFCBC5BA0DE8.png" xlink:type="simple" xlink:show="embed" xlink:actuate="onLoad" loext:mime-type="image/x-vclgraphic"/></draw:frame></text:p>
      <text:p text:style-name="Standard"><draw:frame draw:style-name="fr2" draw:name="Изображение2" text:anchor-type="paragraph" svg:width="17cm" svg:height="22.666cm" draw:z-index="1"><draw:image xlink:href="Pictures/100002010000032A000004387AC5B6980B7274D5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01:37:30.699477756</meta:creation-date>
    <dc:date>2020-12-16T01:38:09.211446554</dc:date>
    <meta:editing-duration>PT39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